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b5dc7"/>
    </style:style>
    <style:style style:name="P2" style:family="paragraph" style:parent-style-name="Standard">
      <style:text-properties officeooo:rsid="001b5dc7" officeooo:paragraph-rsid="001b5dc7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paragraph-rsid="001b5dc7"/>
    </style:style>
    <style:style style:name="P5" style:family="paragraph" style:parent-style-name="Text_20_body">
      <style:text-properties officeooo:rsid="001ba95d" officeooo:paragraph-rsid="001ba95d"/>
    </style:style>
    <style:style style:name="P6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b5dc7" style:font-name-asian="Liberation Serif1" style:font-name-complex="Liberation Serif1"/>
    </style:style>
    <style:style style:name="T3" style:family="text">
      <style:text-properties officeooo:rsid="001b5dc7"/>
    </style:style>
    <style:style style:name="T4" style:family="text">
      <style:text-properties style:font-name="inheri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Hands-On 3 </text:span></text:h>
      <text:p text:style-name="P6"><text:s/></text:p>
      <text:p text:style-name="P6">function x = f(n)</text:p>
      <text:p text:style-name="P6">   x = 1;</text:p>
      <text:p text:style-name="P6">   for i = 1:n</text:p>
      <text:p text:style-name="P6">        for j = 1:n</text:p>
      <text:p text:style-name="Text_20_body">             x = x + 1;</text:p>
      <text:list xml:id="list534817246" text:style-name="L1">
        <text:list-item>
          <text:p text:style-name="P3">Find the runtime of the algorithm mathematically (I should see summations).</text:p>
        </text:list-item>
      </text:list>
      <text:p text:style-name="P2"><text:span text:style-name="T1">We analyze the run time of the algorithm and count the iterations it does. Note the inner loop shoud have a j runs for n times for each iteration of the outer loop which should have a I. We have n iteration on the outer loop therfore the total number is given by the t(n) or 1+ n^2 </text:span></text:p>
      <text:p text:style-name="P2"><text:span text:style-name="T1"/></text:p>
      <text:p text:style-name="P2"><text:span text:style-name="T1"/></text:p>
      <text:p text:style-name="P2"><text:span text:style-name="T1">T(n) = 1 + ∑∑1 </text:span></text:p>
      <text:p text:style-name="P2"><text:span text:style-name="T1">T(n) = 1 + ∑n</text:span></text:p>
      <text:p text:style-name="P2"><text:span text:style-name="T1">T(n) = 1 + n∑1</text:span></text:p>
      <text:p text:style-name="P2"><text:span text:style-name="T1">T(n) = 1 + n^2 </text:span></text:p>
      <text:p text:style-name="P2"><text:span text:style-name="T1"/></text:p>
      <text:p text:style-name="P4"><text:span text:style-name="T2">2 Time this function for various n e.g. n = 1,2,3.... You should have small values of n all the way up to large values. Plot "time" vs "n" (time on y-axis and n on x-axis). Also, fit a curve to your data, hint it's a polynomial. </text:span></text:p>
      <text:p text:style-name="P4"><text:span text:style-name="T2">3 </text:span>Find polynomials that are upper and lower bounds on your curve from #2. From this specify a big-O, a big-Omega, and what big-theta is.</text:p>
      <text:p text:style-name="P4"><text:span text:style-name="T3">4 </text:span>Find the approximate (eye ball it) location of "n_0" . Do this by zooming in on your plot and indicating on the plot where n_0 is and why you picked this value. Hint: I should see data that does not follow the trend of the polynomial you determined in #2.</text:p>
      <text:p text:style-name="P4">4. Will this increate how long it takes the algorithm to run (e.x. you are timing the function like in #2)? </text:p>
      <text:p text:style-name="Text_20_body">5. <text:span text:style-name="T4">Will it effect your results from #1?</text:span></text:p>
      <text:p text:style-name="Text_20_body">6. Implement merge sort, upload your code to github and show/test it on the array [5,2,4,7,1,3,2,6].</text:p>
      <text:p text:style-name="P4"/>
      <text:p text:style-name="P5">for 2 3 and 4 refer to the figure 1 in the githhub </text:p>
      <text:p text:style-name="P5">4. yes this will since the time it takes for the f(n) to run has changed the i+j in the inner loop does basic arithmetic which takes up clock cycles from the cpu</text:p>
      <text:p text:style-name="P5">5. <text:s/>it will effect the results since the algorithm will take a longer time to run however as n gets really big it will have a smaller effect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6T17:28:05.780485789</meta:creation-date>
    <dc:date>2024-02-06T18:42:08.823938368</dc:date>
    <meta:editing-duration>PT5M37S</meta:editing-duration>
    <meta:editing-cycles>1</meta:editing-cycles>
    <meta:document-statistic meta:table-count="0" meta:image-count="0" meta:object-count="0" meta:page-count="1" meta:paragraph-count="22" meta:word-count="354" meta:character-count="1731" meta:non-whitespace-character-count="1363"/>
    <meta:generator>LibreOffice/6.4.7.2$Linux_X86_64 LibreOffice_project/40$Build-2</meta:generator>
  </office:meta>
</office:document-meta>
</file>